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'Helvetica Neue'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0pt" style:font-size-asian="10pt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0pt" officeooo:rsid="0013e92a" officeooo:paragraph-rsid="0013e92a" style:font-size-asian="10pt" style:font-size-complex="10pt"/>
    </style:style>
    <style:style style:name="T1" style:family="text">
      <style:text-properties fo:font-variant="normal" fo:text-transform="none" fo:color="#474d50" loext:opacity="100%" fo:letter-spacing="normal" fo:font-style="normal" fo:font-weight="normal"/>
    </style:style>
    <style:style style:name="T2" style:family="text">
      <style:text-properties officeooo:rsid="001578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2. Was ist der Unterschied zwischen Dativ und Akkusativ?</text:span></text:p>
      <text:p text:style-name="P1"><text:span text:style-name="T1"/></text:p>
      <text:p text:style-name="P2"><text:span text:style-name="T1">Erklärung:</text:span></text:p>
      <text:p text:style-name="P1"/>
      <text:p text:style-name="P2">Objekte, die im Akkusativ stehen, sind meist direkt von der Handlung betroffen.</text:p>
      <text:p text:style-name="P2">Zum Beispiel: Ich lese <text:span text:style-name="T2">das</text:span> Buch. „Ich“ ist das Subjekt. Ich tue etwas. Ich führe die Handlung „lesen“ aus. Was lese ich? -&gt; „<text:span text:style-name="T2">das</text:span> Buch“ . „<text:span text:style-name="T2">Das</text:span> Buch“ ist das direkt von der Handlung „lesen“ betroffene Objekt.</text:p>
      <text:p text:style-name="P2"/>
      <text:p text:style-name="P2">Objekte, die im Dativ stehen, sind meist indirekt von der Handlung betroffen. </text:p>
      <text:p text:style-name="P2">Z.B. „Ich gebe dir <text:span text:style-name="T2">das</text:span> Buch“</text:p>
      <text:p text:style-name="P2">„<text:span text:style-name="T2">das</text:span> Buch“ ist wieder das Akkusativobjekt, das direkt von der Handlung „geben“ betroffen ist.</text:p>
      <text:p text:style-name="P2">„Was gebe ich?“ -&gt; „<text:span text:style-name="T2">das</text:span> Buch“. </text:p>
      <text:p text:style-name="P2">„dir“ ist das Dativ-Objekt, das indirekt von der Handlung „geben“ betroffen ist. </text:p>
      <text:p text:style-name="P2">„Wem gebe ich das Buch?“ → „dir“.</text:p>
      <text:p text:style-name="P2"/>
      <text:p text:style-name="P2">Das Verb bestimmt, welche Objekte im Satz vorkommen könne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'Helvetica Neue'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3T11:10:18.980000000</meta:creation-date>
    <dc:date>2023-07-13T12:07:52.512000000</dc:date>
    <meta:editing-duration>PT57M33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11" meta:word-count="125" meta:character-count="754" meta:non-whitespace-character-count="637"/>
  </office:meta>
</office:document-meta>
</file>